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47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47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47ff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1cm" svg:stroke-color="#0047ff" draw:marker-start-width="0.45cm" draw:marker-end-width="0.45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0047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47ff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svg:stroke-color="#0047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color="#ffffff" fo:font-size="14pt" style:font-size-asian="18pt" style:font-size-complex="18pt"/>
    </style:style>
    <style:style style:name="P4" style:family="paragraph">
      <style:text-properties fo:color="#0047ff" fo:font-size="6pt" style:font-size-asian="9pt" style:font-size-complex="9pt"/>
    </style:style>
    <style:style style:name="P5" style:family="paragraph">
      <style:paragraph-properties fo:text-align="center"/>
      <style:text-properties fo:color="#e6e6e6"/>
    </style:style>
    <style:style style:name="P6" style:family="paragraph">
      <style:paragraph-properties fo:text-align="center"/>
      <style:text-properties fo:color="#e6e6e6" fo:font-size="15pt" style:font-size-asian="15pt" style:font-size-complex="15pt"/>
    </style:style>
    <style:style style:name="T1" style:family="text">
      <style:text-properties fo:color="#ffffff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06cm" svg:height="3.295cm" svg:x="6.298cm" svg:y="0.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7.131cm" svg:y1="0.77cm" svg:x2="7.131cm" svg:y2="3.244cm">
          <text:p/>
        </draw:line>
        <draw:line draw:style-name="gr2" draw:text-style-name="P1" draw:layer="layout" svg:x1="10.904cm" svg:y1="3.244cm" svg:x2="7.131cm" svg:y2="3.244cm">
          <text:p/>
        </draw:line>
        <draw:line draw:style-name="gr2" draw:text-style-name="P1" draw:layer="layout" svg:x1="6.298cm" svg:y1="4.065cm" svg:x2="7.131cm" svg:y2="3.244cm">
          <text:p/>
        </draw:line>
        <draw:rect draw:style-name="gr3" draw:text-style-name="P3" draw:layer="layout" svg:width="3.048cm" svg:height="0.968cm" draw:transform="skewX (0.777544181763327) translate (7.67cm 2.596cm)">
          <text:p text:style-name="P2"><text:span text:style-name="T1">Office Floor</text:span></text:p>
        </draw:rect>
        <draw:line draw:style-name="gr2" draw:text-style-name="P1" draw:layer="layout" svg:x1="10.083cm" svg:y1="3.551cm" svg:x2="10.083cm" svg:y2="2.35cm">
          <text:p/>
        </draw:line>
        <draw:frame draw:style-name="gr4" draw:text-style-name="P4" draw:layer="layout" svg:width="1.112cm" svg:height="0.493cm" svg:x="6.19cm" svg:y="1.544cm">
          <draw:text-box>
            <text:p text:style-name="P4">Frame</text:p>
          </draw:text-box>
        </draw:frame>
        <draw:custom-shape draw:style-name="gr5" draw:text-style-name="P6" draw:layer="layout" svg:width="3.736cm" svg:height="0.833cm" svg:x="2.927cm" svg:y="2.714cm">
          <text:p text:style-name="P5"><text:span text:style-name="T2">Compiler</text:span></text:p>
          <draw:enhanced-geometry svg:viewBox="0 0 21600 21600" draw:text-areas="0 0 21600 21600" draw:type="chevron" draw:modifiers="18226.687883609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6.298cm" svg:y1="3.832cm" svg:x2="6.298cm" svg:y2="2.571cm">
          <text:p/>
        </draw:line>
        <draw:g>
          <draw:custom-shape draw:style-name="gr7" draw:text-style-name="P1" draw:layer="layout" svg:width="0.502cm" svg:height="0.661cm" svg:x="2.195cm" svg:y="2.13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2.231cm" svg:y1="2.209cm" svg:x2="2.648cm" svg:y2="2.209cm">
            <text:p/>
          </draw:line>
          <draw:line draw:style-name="gr8" draw:text-style-name="P1" draw:layer="layout" svg:x1="2.232cm" svg:y1="2.309cm" svg:x2="2.649cm" svg:y2="2.309cm">
            <text:p/>
          </draw:line>
          <draw:line draw:style-name="gr8" draw:text-style-name="P1" draw:layer="layout" svg:x1="2.232cm" svg:y1="2.409cm" svg:x2="2.649cm" svg:y2="2.409cm">
            <text:p/>
          </draw:line>
          <draw:line draw:style-name="gr8" draw:text-style-name="P1" draw:layer="layout" svg:x1="2.232cm" svg:y1="2.509cm" svg:x2="2.649cm" svg:y2="2.509cm">
            <text:p/>
          </draw:line>
          <draw:line draw:style-name="gr8" draw:text-style-name="P1" draw:layer="layout" svg:x1="2.232cm" svg:y1="2.609cm" svg:x2="2.649cm" svg:y2="2.609cm">
            <text:p/>
          </draw:line>
          <draw:line draw:style-name="gr8" draw:text-style-name="P1" draw:layer="layout" svg:x1="2.232cm" svg:y1="2.709cm" svg:x2="2.649cm" svg:y2="2.709cm">
            <text:p/>
          </draw:line>
        </draw:g>
        <draw:g>
          <draw:custom-shape draw:style-name="gr7" draw:text-style-name="P1" draw:layer="layout" svg:width="0.502cm" svg:height="0.661cm" svg:x="1.895cm" svg:y="2.3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1.931cm" svg:y1="2.41cm" svg:x2="2.348cm" svg:y2="2.41cm">
            <text:p/>
          </draw:line>
          <draw:line draw:style-name="gr8" draw:text-style-name="P1" draw:layer="layout" svg:x1="1.932cm" svg:y1="2.51cm" svg:x2="2.349cm" svg:y2="2.51cm">
            <text:p/>
          </draw:line>
          <draw:line draw:style-name="gr8" draw:text-style-name="P1" draw:layer="layout" svg:x1="1.932cm" svg:y1="2.61cm" svg:x2="2.349cm" svg:y2="2.61cm">
            <text:p/>
          </draw:line>
          <draw:line draw:style-name="gr8" draw:text-style-name="P1" draw:layer="layout" svg:x1="1.932cm" svg:y1="2.71cm" svg:x2="2.349cm" svg:y2="2.71cm">
            <text:p/>
          </draw:line>
          <draw:line draw:style-name="gr8" draw:text-style-name="P1" draw:layer="layout" svg:x1="1.932cm" svg:y1="2.81cm" svg:x2="2.349cm" svg:y2="2.81cm">
            <text:p/>
          </draw:line>
          <draw:line draw:style-name="gr8" draw:text-style-name="P1" draw:layer="layout" svg:x1="1.932cm" svg:y1="2.91cm" svg:x2="2.349cm" svg:y2="2.91cm">
            <text:p/>
          </draw:line>
        </draw:g>
        <draw:g>
          <draw:custom-shape draw:style-name="gr7" draw:text-style-name="P1" draw:layer="layout" svg:width="0.502cm" svg:height="0.661cm" svg:x="2.295cm" svg:y="3.0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2.331cm" svg:y1="3.11cm" svg:x2="2.748cm" svg:y2="3.11cm">
            <text:p/>
          </draw:line>
          <draw:line draw:style-name="gr8" draw:text-style-name="P1" draw:layer="layout" svg:x1="2.332cm" svg:y1="3.21cm" svg:x2="2.749cm" svg:y2="3.21cm">
            <text:p/>
          </draw:line>
          <draw:line draw:style-name="gr8" draw:text-style-name="P1" draw:layer="layout" svg:x1="2.332cm" svg:y1="3.31cm" svg:x2="2.749cm" svg:y2="3.31cm">
            <text:p/>
          </draw:line>
          <draw:line draw:style-name="gr8" draw:text-style-name="P1" draw:layer="layout" svg:x1="2.332cm" svg:y1="3.41cm" svg:x2="2.749cm" svg:y2="3.41cm">
            <text:p/>
          </draw:line>
          <draw:line draw:style-name="gr8" draw:text-style-name="P1" draw:layer="layout" svg:x1="2.332cm" svg:y1="3.51cm" svg:x2="2.749cm" svg:y2="3.51cm">
            <text:p/>
          </draw:line>
          <draw:line draw:style-name="gr8" draw:text-style-name="P1" draw:layer="layout" svg:x1="2.332cm" svg:y1="3.61cm" svg:x2="2.749cm" svg:y2="3.61cm">
            <text:p/>
          </draw:line>
        </draw:g>
        <draw:g>
          <draw:custom-shape draw:style-name="gr7" draw:text-style-name="P1" draw:layer="layout" svg:width="0.502cm" svg:height="0.661cm" svg:x="1.695cm" svg:y="2.6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1.731cm" svg:y1="2.71cm" svg:x2="2.148cm" svg:y2="2.71cm">
            <text:p/>
          </draw:line>
          <draw:line draw:style-name="gr8" draw:text-style-name="P1" draw:layer="layout" svg:x1="1.732cm" svg:y1="2.81cm" svg:x2="2.149cm" svg:y2="2.81cm">
            <text:p/>
          </draw:line>
          <draw:line draw:style-name="gr8" draw:text-style-name="P1" draw:layer="layout" svg:x1="1.732cm" svg:y1="2.91cm" svg:x2="2.149cm" svg:y2="2.91cm">
            <text:p/>
          </draw:line>
          <draw:line draw:style-name="gr8" draw:text-style-name="P1" draw:layer="layout" svg:x1="1.732cm" svg:y1="3.01cm" svg:x2="2.149cm" svg:y2="3.01cm">
            <text:p/>
          </draw:line>
          <draw:line draw:style-name="gr8" draw:text-style-name="P1" draw:layer="layout" svg:x1="1.732cm" svg:y1="3.11cm" svg:x2="2.149cm" svg:y2="3.11cm">
            <text:p/>
          </draw:line>
          <draw:line draw:style-name="gr8" draw:text-style-name="P1" draw:layer="layout" svg:x1="1.732cm" svg:y1="3.21cm" svg:x2="2.149cm" svg:y2="3.21cm">
            <text:p/>
          </draw:line>
        </draw:g>
        <draw:g>
          <draw:custom-shape draw:style-name="gr7" draw:text-style-name="P1" draw:layer="layout" svg:width="0.502cm" svg:height="0.661cm" svg:x="2.095cm" svg:y="3.3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2.131cm" svg:y1="3.41cm" svg:x2="2.548cm" svg:y2="3.41cm">
            <text:p/>
          </draw:line>
          <draw:line draw:style-name="gr8" draw:text-style-name="P1" draw:layer="layout" svg:x1="2.132cm" svg:y1="3.51cm" svg:x2="2.549cm" svg:y2="3.51cm">
            <text:p/>
          </draw:line>
          <draw:line draw:style-name="gr8" draw:text-style-name="P1" draw:layer="layout" svg:x1="2.132cm" svg:y1="3.61cm" svg:x2="2.549cm" svg:y2="3.61cm">
            <text:p/>
          </draw:line>
          <draw:line draw:style-name="gr8" draw:text-style-name="P1" draw:layer="layout" svg:x1="2.132cm" svg:y1="3.71cm" svg:x2="2.549cm" svg:y2="3.71cm">
            <text:p/>
          </draw:line>
          <draw:line draw:style-name="gr8" draw:text-style-name="P1" draw:layer="layout" svg:x1="2.132cm" svg:y1="3.81cm" svg:x2="2.549cm" svg:y2="3.81cm">
            <text:p/>
          </draw:line>
          <draw:line draw:style-name="gr8" draw:text-style-name="P1" draw:layer="layout" svg:x1="2.132cm" svg:y1="3.91cm" svg:x2="2.549cm" svg:y2="3.91cm">
            <text:p/>
          </draw:line>
        </draw:g>
        <draw:g>
          <draw:custom-shape draw:style-name="gr7" draw:text-style-name="P1" draw:layer="layout" svg:width="0.502cm" svg:height="0.661cm" svg:x="1.695cm" svg:y="3.5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1.731cm" svg:y1="3.61cm" svg:x2="2.148cm" svg:y2="3.61cm">
            <text:p/>
          </draw:line>
          <draw:line draw:style-name="gr8" draw:text-style-name="P1" draw:layer="layout" svg:x1="1.732cm" svg:y1="3.71cm" svg:x2="2.149cm" svg:y2="3.71cm">
            <text:p/>
          </draw:line>
          <draw:line draw:style-name="gr8" draw:text-style-name="P1" draw:layer="layout" svg:x1="1.732cm" svg:y1="3.81cm" svg:x2="2.149cm" svg:y2="3.81cm">
            <text:p/>
          </draw:line>
          <draw:line draw:style-name="gr8" draw:text-style-name="P1" draw:layer="layout" svg:x1="1.732cm" svg:y1="3.91cm" svg:x2="2.149cm" svg:y2="3.91cm">
            <text:p/>
          </draw:line>
          <draw:line draw:style-name="gr8" draw:text-style-name="P1" draw:layer="layout" svg:x1="1.732cm" svg:y1="4.01cm" svg:x2="2.149cm" svg:y2="4.01cm">
            <text:p/>
          </draw:line>
          <draw:line draw:style-name="gr8" draw:text-style-name="P1" draw:layer="layout" svg:x1="1.732cm" svg:y1="4.11cm" svg:x2="2.149cm" svg:y2="4.11cm">
            <text:p/>
          </draw:line>
        </draw:g>
        <draw:g>
          <draw:custom-shape draw:style-name="gr7" draw:text-style-name="P1" draw:layer="layout" svg:width="0.502cm" svg:height="0.661cm" svg:x="1.295cm" svg:y="2.1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1.331cm" svg:y1="2.21cm" svg:x2="1.748cm" svg:y2="2.21cm">
            <text:p/>
          </draw:line>
          <draw:line draw:style-name="gr8" draw:text-style-name="P1" draw:layer="layout" svg:x1="1.332cm" svg:y1="2.31cm" svg:x2="1.749cm" svg:y2="2.31cm">
            <text:p/>
          </draw:line>
          <draw:line draw:style-name="gr8" draw:text-style-name="P1" draw:layer="layout" svg:x1="1.332cm" svg:y1="2.41cm" svg:x2="1.749cm" svg:y2="2.41cm">
            <text:p/>
          </draw:line>
          <draw:line draw:style-name="gr8" draw:text-style-name="P1" draw:layer="layout" svg:x1="1.332cm" svg:y1="2.51cm" svg:x2="1.749cm" svg:y2="2.51cm">
            <text:p/>
          </draw:line>
          <draw:line draw:style-name="gr8" draw:text-style-name="P1" draw:layer="layout" svg:x1="1.332cm" svg:y1="2.61cm" svg:x2="1.749cm" svg:y2="2.61cm">
            <text:p/>
          </draw:line>
          <draw:line draw:style-name="gr8" draw:text-style-name="P1" draw:layer="layout" svg:x1="1.332cm" svg:y1="2.71cm" svg:x2="1.749cm" svg:y2="2.71cm">
            <text:p/>
          </draw:line>
        </draw:g>
        <draw:g>
          <draw:custom-shape draw:style-name="gr7" draw:text-style-name="P1" draw:layer="layout" svg:width="0.502cm" svg:height="0.661cm" svg:x="1.095cm" svg:y="2.3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1.131cm" svg:y1="2.41cm" svg:x2="1.548cm" svg:y2="2.41cm">
            <text:p/>
          </draw:line>
          <draw:line draw:style-name="gr8" draw:text-style-name="P1" draw:layer="layout" svg:x1="1.132cm" svg:y1="2.51cm" svg:x2="1.549cm" svg:y2="2.51cm">
            <text:p/>
          </draw:line>
          <draw:line draw:style-name="gr8" draw:text-style-name="P1" draw:layer="layout" svg:x1="1.132cm" svg:y1="2.61cm" svg:x2="1.549cm" svg:y2="2.61cm">
            <text:p/>
          </draw:line>
          <draw:line draw:style-name="gr8" draw:text-style-name="P1" draw:layer="layout" svg:x1="1.132cm" svg:y1="2.71cm" svg:x2="1.549cm" svg:y2="2.71cm">
            <text:p/>
          </draw:line>
          <draw:line draw:style-name="gr8" draw:text-style-name="P1" draw:layer="layout" svg:x1="1.132cm" svg:y1="2.81cm" svg:x2="1.549cm" svg:y2="2.81cm">
            <text:p/>
          </draw:line>
          <draw:line draw:style-name="gr8" draw:text-style-name="P1" draw:layer="layout" svg:x1="1.132cm" svg:y1="2.91cm" svg:x2="1.549cm" svg:y2="2.91cm">
            <text:p/>
          </draw:line>
        </draw:g>
        <draw:g>
          <draw:custom-shape draw:style-name="gr7" draw:text-style-name="P1" draw:layer="layout" svg:width="0.502cm" svg:height="0.661cm" svg:x="0.895cm" svg:y="2.6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0.931cm" svg:y1="2.71cm" svg:x2="1.348cm" svg:y2="2.71cm">
            <text:p/>
          </draw:line>
          <draw:line draw:style-name="gr8" draw:text-style-name="P1" draw:layer="layout" svg:x1="0.932cm" svg:y1="2.81cm" svg:x2="1.349cm" svg:y2="2.81cm">
            <text:p/>
          </draw:line>
          <draw:line draw:style-name="gr8" draw:text-style-name="P1" draw:layer="layout" svg:x1="0.932cm" svg:y1="2.91cm" svg:x2="1.349cm" svg:y2="2.91cm">
            <text:p/>
          </draw:line>
          <draw:line draw:style-name="gr8" draw:text-style-name="P1" draw:layer="layout" svg:x1="0.932cm" svg:y1="3.01cm" svg:x2="1.349cm" svg:y2="3.01cm">
            <text:p/>
          </draw:line>
          <draw:line draw:style-name="gr8" draw:text-style-name="P1" draw:layer="layout" svg:x1="0.932cm" svg:y1="3.11cm" svg:x2="1.349cm" svg:y2="3.11cm">
            <text:p/>
          </draw:line>
          <draw:line draw:style-name="gr8" draw:text-style-name="P1" draw:layer="layout" svg:x1="0.932cm" svg:y1="3.21cm" svg:x2="1.349cm" svg:y2="3.21cm">
            <text:p/>
          </draw:line>
        </draw:g>
        <draw:g>
          <draw:custom-shape draw:style-name="gr7" draw:text-style-name="P1" draw:layer="layout" svg:width="0.502cm" svg:height="0.661cm" svg:x="1.495cm" svg:y="3.0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1.531cm" svg:y1="3.11cm" svg:x2="1.948cm" svg:y2="3.11cm">
            <text:p/>
          </draw:line>
          <draw:line draw:style-name="gr8" draw:text-style-name="P1" draw:layer="layout" svg:x1="1.532cm" svg:y1="3.21cm" svg:x2="1.949cm" svg:y2="3.21cm">
            <text:p/>
          </draw:line>
          <draw:line draw:style-name="gr8" draw:text-style-name="P1" draw:layer="layout" svg:x1="1.532cm" svg:y1="3.31cm" svg:x2="1.949cm" svg:y2="3.31cm">
            <text:p/>
          </draw:line>
          <draw:line draw:style-name="gr8" draw:text-style-name="P1" draw:layer="layout" svg:x1="1.532cm" svg:y1="3.41cm" svg:x2="1.949cm" svg:y2="3.41cm">
            <text:p/>
          </draw:line>
          <draw:line draw:style-name="gr8" draw:text-style-name="P1" draw:layer="layout" svg:x1="1.532cm" svg:y1="3.51cm" svg:x2="1.949cm" svg:y2="3.51cm">
            <text:p/>
          </draw:line>
          <draw:line draw:style-name="gr8" draw:text-style-name="P1" draw:layer="layout" svg:x1="1.532cm" svg:y1="3.61cm" svg:x2="1.949cm" svg:y2="3.61cm">
            <text:p/>
          </draw:line>
        </draw:g>
        <draw:g>
          <draw:custom-shape draw:style-name="gr7" draw:text-style-name="P1" draw:layer="layout" svg:width="0.502cm" svg:height="0.661cm" svg:x="1.095cm" svg:y="3.3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" draw:text-style-name="P1" draw:layer="layout" svg:x1="1.131cm" svg:y1="3.41cm" svg:x2="1.548cm" svg:y2="3.41cm">
            <text:p/>
          </draw:line>
          <draw:line draw:style-name="gr8" draw:text-style-name="P1" draw:layer="layout" svg:x1="1.132cm" svg:y1="3.51cm" svg:x2="1.549cm" svg:y2="3.51cm">
            <text:p/>
          </draw:line>
          <draw:line draw:style-name="gr8" draw:text-style-name="P1" draw:layer="layout" svg:x1="1.132cm" svg:y1="3.61cm" svg:x2="1.549cm" svg:y2="3.61cm">
            <text:p/>
          </draw:line>
          <draw:line draw:style-name="gr8" draw:text-style-name="P1" draw:layer="layout" svg:x1="1.132cm" svg:y1="3.71cm" svg:x2="1.549cm" svg:y2="3.71cm">
            <text:p/>
          </draw:line>
          <draw:line draw:style-name="gr8" draw:text-style-name="P1" draw:layer="layout" svg:x1="1.132cm" svg:y1="3.81cm" svg:x2="1.549cm" svg:y2="3.81cm">
            <text:p/>
          </draw:line>
          <draw:line draw:style-name="gr8" draw:text-style-name="P1" draw:layer="layout" svg:x1="1.132cm" svg:y1="3.91cm" svg:x2="1.549cm" svg:y2="3.9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Sagenschneider</meta:initial-creator>
    <meta:creation-date>2009-06-12T18:58:24.79</meta:creation-date>
    <dc:date>2009-06-12T19:25:28.10</dc:date>
    <dc:creator>Daniel Sagenschneider</dc:creator>
    <meta:editing-duration>PT00H27M17S</meta:editing-duration>
    <meta:editing-cycles>7</meta:editing-cycles>
    <meta:generator>OpenOffice.org/3.1$Win32 OpenOffice.org_project/310m11$Build-9399</meta:generator>
    <meta:document-statistic meta:object-count="97"/>
  </office:meta>
</office:document-meta>
</file>